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idgetAsMap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ainerWidgetAsMap.asValueOrMap( Widget 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ainerWidgetAs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ainerEntryIterator.ContainerEntr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ainerWidgetAsMap.ContainerWidgetAsMap( AbstractContainerWidget container , boolean keysToLower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idgetAsMap.putAll(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tainerWidgetAsMap.ContainerWidgetAsMap( AbstractContainerWidget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idgetAs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idgetAsMap.getWidge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idgetAsMap.setValue( Widget w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ainerEntry.ContainerEntry( Widge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Entry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WidgetAsMap.get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